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32cm" fo:margin-left="-0.039cm" table:align="left" style:writing-mode="lr-tb"/>
    </style:style>
    <style:style style:name="Tableau1.A" style:family="table-column">
      <style:table-column-properties style:column-width="6.405cm"/>
    </style:style>
    <style:style style:name="Tableau1.B" style:family="table-column">
      <style:table-column-properties style:column-width="9.514cm"/>
    </style:style>
    <style:style style:name="Tableau1.C" style:family="table-column">
      <style:table-column-properties style:column-width="0.113cm"/>
    </style:style>
    <style:style style:name="Tableau1.1" style:family="table-row">
      <style:table-row-properties style:row-height="0.843cm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row-height="0.767cm" fo:keep-together="auto"/>
    </style:style>
    <style:style style:name="Tableau1.3" style:family="table-row">
      <style:table-row-properties style:row-height="1.088cm" fo:keep-together="auto"/>
    </style:style>
    <style:style style:name="Tableau2" style:family="table">
      <style:table-properties style:width="16.32cm" fo:margin-left="-0.159cm" table:align="left" style:writing-mode="lr-tb"/>
    </style:style>
    <style:style style:name="Tableau2.A" style:family="table-column">
      <style:table-column-properties style:column-width="16.3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8" style:family="table">
      <style:table-properties style:width="16.32cm" fo:margin-left="-0.159cm" table:align="left" style:writing-mode="lr-tb"/>
    </style:style>
    <style:style style:name="Tableau8.A" style:family="table-column">
      <style:table-column-properties style:column-width="16.3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16.32cm" fo:margin-left="-0.159cm" table:align="left" style:writing-mode="lr-tb"/>
    </style:style>
    <style:style style:name="Tableau3.A" style:family="table-column">
      <style:table-column-properties style:column-width="16.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4" style:family="table">
      <style:table-properties style:width="16.32cm" fo:margin-left="-0.159cm" table:align="left" style:writing-mode="lr-tb"/>
    </style:style>
    <style:style style:name="Tableau4.A" style:family="table-column">
      <style:table-column-properties style:column-width="16.3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5" style:family="table">
      <style:table-properties style:width="16.32cm" fo:margin-left="-0.159cm" table:align="left" style:writing-mode="lr-tb"/>
    </style:style>
    <style:style style:name="Tableau5.A" style:family="table-column">
      <style:table-column-properties style:column-width="16.3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" style:family="table">
      <style:table-properties style:width="16.32cm" fo:margin-left="-0.159cm" table:align="left" style:writing-mode="lr-tb"/>
    </style:style>
    <style:style style:name="Tableau7.A" style:family="table-column">
      <style:table-column-properties style:column-width="16.3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style:use-window-font-color="true" loext:opacity="0%" fo:font-size="12pt" fo:language="fr" fo:country="FR" officeooo:paragraph-rsid="0025e5e1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4" style:family="paragraph" style:parent-style-name="Standard">
      <style:text-properties style:use-window-font-color="true" loext:opacity="0%" fo:font-size="10pt" fo:language="fr" fo:country="FR" officeooo:paragraph-rsid="002cd4ab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5" style:family="paragraph" style:parent-style-name="Standard">
      <style:paragraph-properties fo:text-align="end" style:justify-single-word="false" style:snap-to-layout-grid="false"/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6" style:family="paragraph" style:parent-style-name="Standard">
      <style:text-properties style:use-window-font-color="true" loext:opacity="0%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7" style:family="paragraph" style:parent-style-name="Standard">
      <style:text-properties style:use-window-font-color="true" loext:opacity="0%" fo:font-size="8pt" fo:language="fr" fo:country="FR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P8" style:family="paragraph" style:parent-style-name="Standard">
      <style:text-properties style:language-complex="zxx" style:country-complex="none"/>
    </style:style>
    <style:style style:name="P9" style:family="paragraph" style:parent-style-name="Standard">
      <style:text-properties officeooo:rsid="00297847" officeooo:paragraph-rsid="00297847" style:language-complex="zxx" style:country-complex="none"/>
    </style:style>
    <style:style style:name="P10" style:family="paragraph" style:parent-style-name="Standard">
      <style:text-properties officeooo:paragraph-rsid="00297847"/>
    </style:style>
    <style:style style:name="P11" style:family="paragraph" style:parent-style-name="Standard">
      <style:text-properties officeooo:paragraph-rsid="001d96d8"/>
    </style:style>
    <style:style style:name="P12" style:family="paragraph" style:parent-style-name="Standard">
      <style:text-properties officeooo:rsid="001d96d8" officeooo:paragraph-rsid="002c30ed"/>
    </style:style>
    <style:style style:name="P13" style:family="paragraph" style:parent-style-name="Standard">
      <style:text-properties officeooo:rsid="0025e5e1" officeooo:paragraph-rsid="0025e5e1"/>
    </style:style>
    <style:style style:name="P14" style:family="paragraph" style:parent-style-name="Standard">
      <style:text-properties officeooo:paragraph-rsid="001afacc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2ec9c5"/>
    </style:style>
    <style:style style:name="P17" style:family="paragraph" style:parent-style-name="Standard">
      <style:paragraph-properties fo:text-align="start" style:justify-single-word="false"/>
      <style:text-properties officeooo:paragraph-rsid="0030ba3f"/>
    </style:style>
    <style:style style:name="P18" style:family="paragraph" style:parent-style-name="Table_20_Contents">
      <style:paragraph-properties fo:text-align="end" style:justify-single-word="false" style:snap-to-layout-grid="false"/>
    </style:style>
    <style:style style:name="P19" style:family="paragraph" style:parent-style-name="Standard">
      <style:text-properties style:text-underline-style="none" fo:font-weight="normal" officeooo:rsid="002c30ed" officeooo:paragraph-rsid="00297847" style:font-weight-asian="normal" style:language-complex="zxx" style:country-complex="none" style:font-weight-complex="normal"/>
    </style:style>
    <style:style style:name="P20" style:family="paragraph" style:parent-style-name="Standard">
      <style:text-properties officeooo:paragraph-rsid="00362a54"/>
    </style:style>
    <style:style style:name="P21" style:family="paragraph" style:parent-style-name="Heading_20_1" style:master-page-name="Standard">
      <style:paragraph-properties style:page-number="auto">
        <style:tab-stops>
          <style:tab-stop style:position="0cm"/>
        </style:tab-stops>
      </style:paragraph-properties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2" style:family="paragraph" style:parent-style-name="Heading_20_1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3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4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P25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officeooo:paragraph-rsid="002cd4ab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P26" style:family="paragraph" style:parent-style-name="Standard">
      <style:text-properties officeooo:paragraph-rsid="00383783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fo:font-size="16pt" fo:language="fr" fo:country="FR" fo:font-weight="bold" officeooo:rsid="00383783" officeooo:paragraph-rsid="00383783" style:font-name-asian="Times New Roman" style:font-size-asian="16pt" style:language-asian="zxx" style:country-asian="none" style:font-weight-asian="bold" style:font-name-complex="Times New Roman" style:font-size-complex="16pt" style:language-complex="zxx" style:country-complex="none"/>
    </style:style>
    <style:style style:name="T1" style:family="text">
      <style:text-properties style:language-complex="zxx" style:country-complex="none"/>
    </style:style>
    <style:style style:name="T2" style:family="text">
      <style:text-properties officeooo:rsid="001e3da8" style:language-complex="zxx" style:country-complex="none"/>
    </style:style>
    <style:style style:name="T3" style:family="text">
      <style:text-properties officeooo:rsid="00249077" style:language-complex="zxx" style:country-complex="none"/>
    </style:style>
    <style:style style:name="T4" style:family="text">
      <style:text-properties officeooo:rsid="0025e5e1" style:language-complex="zxx" style:country-complex="none"/>
    </style:style>
    <style:style style:name="T5" style:family="text">
      <style:text-properties officeooo:rsid="0026a3f5" style:language-complex="zxx" style:country-complex="none"/>
    </style:style>
    <style:style style:name="T6" style:family="text">
      <style:text-properties officeooo:rsid="002c30ed" style:language-complex="zxx" style:country-complex="none"/>
    </style:style>
    <style:style style:name="T7" style:family="text">
      <style:text-properties officeooo:rsid="002cd4ab" style:language-complex="zxx" style:country-complex="none"/>
    </style:style>
    <style:style style:name="T8" style:family="text">
      <style:text-properties officeooo:rsid="00297847" style:language-complex="zxx" style:country-complex="none"/>
    </style:style>
    <style:style style:name="T9" style:family="text">
      <style:text-properties officeooo:rsid="0034ddf6" style:language-complex="zxx" style:country-complex="none"/>
    </style:style>
    <style:style style:name="T10" style:family="text">
      <style:text-properties officeooo:rsid="00383783" style:language-complex="zxx" style:country-complex="none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language-complex="zxx" style:country-complex="none"/>
    </style:style>
    <style:style style:name="T13" style:family="text">
      <style:text-properties fo:font-weight="bold" officeooo:rsid="00297847" style:font-weight-asian="bold" style:language-complex="zxx" style:country-complex="none"/>
    </style:style>
    <style:style style:name="T14" style:family="text">
      <style:text-properties fo:font-weight="bold" officeooo:rsid="001d96d8" style:font-weight-asian="bold" style:language-complex="zxx" style:country-complex="none" style:font-weight-complex="bold"/>
    </style:style>
    <style:style style:name="T15" style:family="text">
      <style:text-properties fo:font-weight="bold" officeooo:rsid="00297847" style:font-weight-asian="bold" style:language-complex="zxx" style:country-complex="none" style:font-weight-complex="bold"/>
    </style:style>
    <style:style style:name="T16" style:family="text">
      <style:text-properties fo:font-weight="bold" officeooo:rsid="002cd4ab" style:font-weight-asian="bold" style:language-complex="zxx" style:country-complex="none" style:font-weight-complex="bold"/>
    </style:style>
    <style:style style:name="T17" style:family="text">
      <style:text-properties fo:font-weight="bold" officeooo:rsid="0025e5e1" style:font-weight-asian="bold" style:language-complex="zxx" style:country-complex="none" style:font-weight-complex="bold"/>
    </style:style>
    <style:style style:name="T18" style:family="text">
      <style:text-properties fo:font-weight="bold" officeooo:rsid="0026a3f5" style:font-weight-asian="bold" style:language-complex="zxx" style:country-complex="none" style:font-weight-complex="bold"/>
    </style:style>
    <style:style style:name="T19" style:family="text">
      <style:text-properties fo:font-weight="bold" officeooo:rsid="002c30ed" style:font-weight-asian="bold" style:language-complex="zxx" style:country-complex="none" style:font-weight-complex="bold"/>
    </style:style>
    <style:style style:name="T20" style:family="text">
      <style:text-properties fo:font-weight="bold" officeooo:rsid="0034ddf6" style:font-weight-asian="bold" style:language-complex="zxx" style:country-complex="none" style:font-weight-complex="bold"/>
    </style:style>
    <style:style style:name="T21" style:family="text">
      <style:text-properties fo:font-weight="bold" officeooo:rsid="00383783" style:font-weight-asian="bold" style:language-complex="zxx" style:country-complex="none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d96d8" style:font-weight-asian="bold" style:font-weight-complex="bold"/>
    </style:style>
    <style:style style:name="T24" style:family="text">
      <style:text-properties fo:font-weight="bold" officeooo:rsid="002cd4ab" style:font-weight-asian="bold" style:font-weight-complex="bold"/>
    </style:style>
    <style:style style:name="T25" style:family="text">
      <style:text-properties fo:font-weight="bold" officeooo:rsid="00362a54" style:font-weight-asian="bold"/>
    </style:style>
    <style:style style:name="T26" style:family="text">
      <style:text-properties fo:font-weight="normal" officeooo:rsid="001d96d8" style:font-weight-asian="normal" style:language-complex="zxx" style:country-complex="none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Symbol" style:font-name-complex="Symbol"/>
    </style:style>
    <style:style style:name="T29" style:family="text">
      <style:text-properties style:font-name="Times New Roman" fo:font-weight="normal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1afacc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362a54" style:font-weight-asian="normal" style:font-name-complex="Times New Roman" style:font-weight-complex="normal"/>
    </style:style>
    <style:style style:name="T32" style:family="text">
      <style:text-properties style:font-name="Times New Roman" fo:font-weight="normal" officeooo:rsid="00383783" style:font-weight-asian="normal" style:font-name-complex="Times New Roman" style:font-weight-complex="normal"/>
    </style:style>
    <style:style style:name="T33" style:family="text">
      <style:text-properties officeooo:rsid="001afacc"/>
    </style:style>
    <style:style style:name="T34" style:family="text">
      <style:text-properties officeooo:rsid="001d96d8"/>
    </style:style>
    <style:style style:name="T35" style:family="text">
      <style:text-properties officeooo:rsid="001e3da8"/>
    </style:style>
    <style:style style:name="T36" style:family="text">
      <style:text-properties officeooo:rsid="0022b3d2"/>
    </style:style>
    <style:style style:name="T37" style:family="text">
      <style:text-properties fo:color="#2a6099" loext:opacity="100%" fo:font-size="12pt" fo:language="fr" fo:country="FR" officeooo:rsid="00282172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8" style:family="text">
      <style:text-properties officeooo:rsid="0026a3f5"/>
    </style:style>
    <style:style style:name="T39" style:family="text">
      <style:text-properties style:text-underline-style="none" fo:font-weight="normal" officeooo:rsid="001d96d8" style:font-weight-asian="normal" style:language-complex="zxx" style:country-complex="none" style:font-weight-complex="normal"/>
    </style:style>
    <style:style style:name="T40" style:family="text">
      <style:text-properties style:text-underline-style="none" fo:font-weight="normal" officeooo:rsid="00297847" style:font-weight-asian="normal" style:language-complex="zxx" style:country-complex="none" style:font-weight-complex="normal"/>
    </style:style>
    <style:style style:name="T41" style:family="text">
      <style:text-properties style:text-underline-style="none" fo:font-weight="bold" officeooo:rsid="001d96d8" style:font-weight-asian="bold" style:language-complex="zxx" style:country-complex="none" style:font-weight-complex="bold"/>
    </style:style>
    <style:style style:name="T42" style:family="text">
      <style:text-properties style:text-underline-style="none" fo:font-weight="bold" officeooo:rsid="00297847" style:font-weight-asian="bold" style:language-complex="zxx" style:country-complex="none" style:font-weight-complex="bold"/>
    </style:style>
    <style:style style:name="T43" style:family="text">
      <style:text-properties style:text-underline-style="none" fo:font-weight="bold" officeooo:rsid="002c30ed" style:font-weight-asian="bold" style:language-complex="zxx" style:country-complex="none" style:font-weight-complex="bold"/>
    </style:style>
    <style:style style:name="T44" style:family="text">
      <style:text-properties officeooo:rsid="0027b258"/>
    </style:style>
    <style:style style:name="T45" style:family="text">
      <style:text-properties officeooo:rsid="002c30ed"/>
    </style:style>
    <style:style style:name="T46" style:family="text">
      <style:text-properties style:use-window-font-color="true" loext:opacity="0%" style:font-name="Times New Roman" fo:font-size="10pt" fo:language="fr" fo:country="FR" officeooo:rsid="002c30ed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7" style:family="text">
      <style:text-properties officeooo:rsid="002cd4ab"/>
    </style:style>
    <style:style style:name="T48" style:family="text">
      <style:text-properties officeooo:rsid="00316695"/>
    </style:style>
    <style:style style:name="T49" style:family="text">
      <style:text-properties officeooo:rsid="00362a54"/>
    </style:style>
    <style:style style:name="T50" style:family="text">
      <style:text-properties officeooo:rsid="00383783"/>
    </style:style>
    <style:style style:name="T51" style:family="text">
      <style:text-properties officeooo:rsid="0038c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26 rue du soleil levant</text:p>
          </table:table-cell>
          <table:table-cell table:style-name="Tableau1.A1" office:value-type="string">
            <text:h text:style-name="P22" text:outline-level="1">REGAMEY Manuel</text:h>
          </table:table-cell>
          <table:table-cell table:style-name="Tableau1.A1" table:number-rows-spanned="3" office:value-type="string">
            <text:h text:style-name="P23" text:outline-level="1"/>
          </table:table-cell>
        </table:table-row>
        <table:table-row table:style-name="Tableau1.2">
          <table:table-cell table:style-name="Tableau1.A1" office:value-type="string">
            <text:p text:style-name="P2">80260 Coisy</text:p>
          </table:table-cell>
          <table:table-cell table:style-name="Tableau1.A1" office:value-type="string">
            <text:p text:style-name="P5">Permis B</text:p>
          </table:table-cell>
          <table:covered-table-cell table:style-name="Tableau1.A1"/>
        </table:table-row>
        <table:table-row table:style-name="Tableau1.3">
          <table:table-cell table:style-name="Tableau1.A1" office:value-type="string">
            <text:p text:style-name="P1">06.80.82.54.25</text:p>
            <text:p text:style-name="Standard"><text:a xlink:type="simple" xlink:href="mailto:regameymanuel@gmail.fr" text:style-name="Internet_20_link" text:visited-style-name="Visited_20_Internet_20_Link"><text:span text:style-name="Internet_20_link"><text:span text:style-name="T1">regameymanuel@gmail.</text:span></text:span></text:a><text:span text:style-name="Internet_20_link"><text:span text:style-name="T3">com</text:span></text:span></text:p>
          </table:table-cell>
          <table:table-cell table:style-name="Tableau1.A1" office:value-type="string">
            <text:p text:style-name="P18"><text:a xlink:type="simple" xlink:href="https://github.com/RegameyManuel/" text:style-name="Internet_20_link" text:visited-style-name="Visited_20_Internet_20_Link"><text:span text:style-name="T37">GitHub</text:span></text:a></text:p>
          </table:table-cell>
          <table:covered-table-cell table:style-name="Tableau1.A1"/>
        </table:table-row>
      </table:table>
      <text:p text:style-name="P27">Concepteur Développeur d’Application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4" text:outline-level="3">COMPÉTENCES INFORMATIQUES</text:h>
          </table:table-cell>
        </table:table-row>
      </table:table>
      <text:p text:style-name="Standard"/>
      <text:p text:style-name="P10"><text:span text:style-name="T13">Langages</text:span><text:span text:style-name="T12"> : <text:s text:c="9"/></text:span><text:span text:style-name="T14">HTML</text:span><text:span text:style-name="T26">/</text:span><text:span text:style-name="T14">CSS</text:span><text:span text:style-name="T26">, </text:span><text:span text:style-name="T14">JavaScript</text:span><text:span text:style-name="T26">, </text:span><text:span text:style-name="T14">PH</text:span><text:span text:style-name="T41">P</text:span><text:span text:style-name="T39">, </text:span><text:span text:style-name="T42">C</text:span><text:span text:style-name="T40">, </text:span><text:span text:style-name="T42">Delphi</text:span><text:span text:style-name="T40">, </text:span><text:span text:style-name="T42">SQL</text:span></text:p>
      <text:p text:style-name="P19"/>
      <text:p text:style-name="P9"><text:span text:style-name="T22">Outils : </text:span><text:s text:c="15"/>D<text:span text:style-name="T45">é</text:span>veloppement sous <text:span text:style-name="T22">VSCode</text:span><text:span text:style-name="T47">, </text:span><text:span text:style-name="T24">Notepad++</text:span>, <text:span text:style-name="T22">Nano</text:span>, <text:span text:style-name="T50">utilisation</text:span> <text:span text:style-name="T22">GitHub</text:span></text:p>
      <text:p text:style-name="P12"><text:span text:style-name="T8">Analyse des données avec </text:span><text:span text:style-name="T15">MERISE</text:span><text:span text:style-name="T8"> </text:span><text:span text:style-name="T7">et </text:span><text:span text:style-name="T16">Looping</text:span><text:span text:style-name="T8">, </text:span><text:span text:style-name="T6">c</text:span><text:span text:style-name="T1">onception </text:span><text:span text:style-name="T15">UML</text:span><text:span text:style-name="T1"> </text:span><text:span text:style-name="T6">et écriture de requ</text:span><text:span text:style-name="T46">êtes </text:span><text:span text:style-name="T5">en </text:span><text:span text:style-name="T17">SQL</text:span><text:span text:style-name="T4"> </text:span><text:span text:style-name="T5">(</text:span><text:span text:style-name="T18">MariaDB, </text:span><text:span text:style-name="T21">MySQL</text:span><text:span text:style-name="T5"> sous </text:span><text:span text:style-name="T18">Dbeaver</text:span><text:span text:style-name="T5"> </text:span><text:span text:style-name="T8">et console</text:span><text:span text:style-name="T5">). </text:span><text:span text:style-name="T20">Développement Web</text:span><text:span text:style-name="T9"> sous </text:span><text:span text:style-name="T21">CodeIgniter 4</text:span><text:span text:style-name="T10"> et </text:span><text:span text:style-name="T20">Symfony 6</text:span><text:span text:style-name="T9">.</text:span><text:span text:style-name="T5"> </text:span><text:span text:style-name="T7">Travail sous</text:span><text:span text:style-name="T2"> Linux </text:span><text:span text:style-name="T5">(</text:span><text:span text:style-name="T18">Mint</text:span><text:span text:style-name="T5">, </text:span><text:span text:style-name="T18">Ubuntu</text:span><text:span text:style-name="T5">)</text:span><text:span text:style-name="T7"> </text:span><text:span text:style-name="T10">et </text:span><text:span text:style-name="T4">Windows </text:span><text:span text:style-name="T18">10</text:span></text:p>
      <text:p text:style-name="P8"/>
      <text:p text:style-name="P11"><text:span text:style-name="T11">Matériel : <text:tab/></text:span>Gestion d'un stock informatique, de parc informatique, diagnostic de panne et intervention en production. Partitionnement, configuration, installation et intégration software et hardware. Installation et déploiement de serveur HP Proliant <text:span text:style-name="T35">et poste individuels divers</text:span>. Câblage de baies <text:s/><text:span text:style-name="T34">I</text:span>nformatiques <text:tab/></text:p>
      <text:p text:style-name="P3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5" text:outline-level="3">COMPÉTENCES <text:span text:style-name="T47">GÉNÉRALES</text:span></text:h>
          </table:table-cell>
        </table:table-row>
      </table:table>
      <text:p text:style-name="P4"/>
      <text:p text:style-name="P16"><text:bookmark text:name="line1"/><text:span text:style-name="T22">Sociabilité</text:span><text:bookmark text:name="line11"/><text:span text:style-name="T22"> <text:tab/>Adaptation <text:tab/>Curiosité <text:tab/>Travail en équipe</text:span> <text:tab/><text:span text:style-name="T22">Expression orale/écrite</text:span>  </text:p>
      <text:p text:style-name="P16"/>
      <text:p text:style-name="P17">Anglais : anglais technique et informatique (développement) </text:p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4" text:outline-level="3">PARCOURS PROFESSIONNEL</text:h>
          </table:table-cell>
        </table:table-row>
      </table:table>
      <text:p text:style-name="Standard"/>
      <text:p text:style-name="P26"><text:span text:style-name="T28"></text:span> <text:span text:style-name="T50">Mai</text:span> <text:span text:style-name="T33">à </text:span><text:span text:style-name="T50">Septembre </text:span><text:span text:style-name="T33">202</text:span><text:span text:style-name="T49">3</text:span><text:tab/><text:span text:style-name="T11">Entreprise </text:span><text:span text:style-name="T25">ADJUSTEM</text:span><text:span text:style-name="T11"><text:tab/><text:tab/><text:tab/></text:span><text:span text:style-name="T29">A</text:span><text:span text:style-name="T31">miens</text:span><text:span text:style-name="T29"> (80)</text:span></text:p>
      <text:p text:style-name="P26"><text:span text:style-name="T29"><text:tab/><text:tab/></text:span><text:span text:style-name="T32">Application E-commerce à deux niveaux d’administration en </text:span><text:span text:style-name="T29">PHP sous Codeigniter 4 avec <text:tab/><text:tab/><text:tab/>architecture MVC, MySQL 8, Bootstrap et JS. Élaboration et documentation de requêtes SQL pour le <text:tab/><text:tab/>Backend. Mise en œuvre d'un outil de géolocalisation de la zone de chalandise grâce à l'API Leaflet. <text:tab/><text:tab/>Validation et traitement des images en PHP. Scripts pour génération de datas. Mise en place de la <text:tab/><text:tab/>Content Security Policy et déploiement d'une plateforme de pentesting avec l'outil OWASP ZAP pour <text:tab/><text:tab/>identifier et corriger les vulnérabilités potentielles.</text:span></text:p>
      <text:p text:style-name="P26"><text:span text:style-name="T29"/></text:p>
      <text:p text:style-name="P26"><text:span text:style-name="T28"></text:span> <text:span text:style-name="T49">Nov.</text:span>20<text:span text:style-name="T49">22</text:span> <text:span text:style-name="T33">à </text:span><text:span text:style-name="T49">Fév.</text:span><text:span text:style-name="T33">202</text:span><text:span text:style-name="T49">3</text:span><text:tab/><text:span text:style-name="T11">Entreprise </text:span><text:span text:style-name="T25">ADJUSTEM</text:span><text:span text:style-name="T11"><text:tab/><text:tab/><text:tab/></text:span><text:span text:style-name="T29">A</text:span><text:span text:style-name="T31">miens</text:span><text:span text:style-name="T29"> (80)</text:span></text:p>
      <text:p text:style-name="P20"><text:span text:style-name="T29"><text:tab/><text:tab/></text:span><text:span text:style-name="T31">Stage d’application. Réalisation d’</text:span><text:span text:style-name="T29">une application de mise en situation de menuiseries. Développé en <text:tab/><text:tab/>JavaScript et PHP sur une interface Bootstrap. </text:span><text:span text:style-name="T31">S</text:span><text:span text:style-name="T29">imul</text:span><text:span text:style-name="T31">ation</text:span><text:span text:style-name="T29"> </text:span><text:span text:style-name="T31">de</text:span><text:span text:style-name="T29"> pose d'une menuiserie sur la photo d'un <text:tab/><text:tab/>bâtiment existant ou vue d'architecte. Traitement de l'image via la mise en place d'algorithmes de <text:tab/><text:tab/>déformation </text:span><text:span text:style-name="T31">et dessin</text:span><text:span text:style-name="T29"> avec l'api Canvas. </text:span></text:p>
      <text:p text:style-name="Standard"/>
      <text:p text:style-name="Standard"><text:span text:style-name="T28"></text:span> 2016 <text:span text:style-name="T33">à Mars 2022</text:span><text:tab/><text:span text:style-name="T11">Entreprise DITER<text:tab/><text:tab/><text:tab/></text:span><text:span text:style-name="T29">Argoeuves (80)</text:span></text:p>
      <text:p text:style-name="Standard"><text:span text:style-name="T29"><text:tab/><text:tab/>Travail de métallier-tôlier et menuisier alu, programmation en code G, production, entretien de <text:tab/><text:tab/><text:tab/>plieuse, </text:span><text:span text:style-name="T30">poinçonneuse,</text:span><text:span text:style-name="T29"> cisaille </text:span><text:span text:style-name="T30">à</text:span><text:span text:style-name="T29"> CN. Gestion de stock, déchargement. Ut</text:span><text:span text:style-name="T30">ilisation </text:span><text:span text:style-name="T29">de chariots <text:tab/><text:tab/><text:tab/>élévateurs (caces 3 et 5). Reprise de conception, calcul au pli, pliage, soudure, peinture. </text:span></text:p>
      <text:p text:style-name="P15"/>
      <text:p text:style-name="Standard"><text:span text:style-name="T28"></text:span> 2009 à 201<text:span text:style-name="T36">4</text:span><text:span text:style-name="T11"><text:tab/><text:tab/>Entreprise ADEUXI (Assistance)</text:span><text:tab/><text:tab/>Le Bourget (93)</text:p>
      <text:p text:style-name="Standard"><text:tab/><text:tab/>Gestion de la hotline, prise en charge suivi et résolution de problème software et hardware. Contact et <text:tab/><text:tab/>communication avec la clientèle. Supervision de parc informatique (jusque 1500 machines pour le <text:tab/><text:tab/>principal client de l’entreprise) </text:p>
      <text:p text:style-name="P3"><text:tab/><text:tab/>Maintenance et dépannage de matériel informatique (hardware et software) et audiovisuel en <text:tab/><text:tab/><text:tab/>milieu radio. Déplacement régulier sur toute la France métropolitaine</text:p>
      <text:p text:style-name="P3"/>
      <text:p text:style-name="Standard"><text:span text:style-name="T28"></text:span> 2007 à 2009<text:span text:style-name="T11"><text:tab/><text:tab/>Entreprise ADEUXI (Ingénierie)</text:span><text:tab/><text:tab/>Le Bourget (93)</text:p>
      <text:p text:style-name="P3"><text:tab/><text:tab/>Développement et maintenance d'applications audiovisuelles sous Delphi 2006 , Application Clients <text:tab/><text:tab/>Serveur, gestion de parc informatique, pilotage de matériel radio, export de données au format XML</text:p>
      <text:p text:style-name="Standard"/>
      <text:p text:style-name="P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4" text:outline-level="3">FORMATION</text:h>
          </table:table-cell>
        </table:table-row>
      </table:table>
      <text:p text:style-name="Standard"/>
      <text:p text:style-name="P11"><text:span text:style-name="T28"></text:span><text:span text:style-name="T34">Formation </text:span><text:span text:style-name="T23">C</text:span><text:span text:style-name="T22">oncepteur développeur d’applications </text:span><text:s/><text:span text:style-name="T34">au centre</text:span> AFPA d’<text:span text:style-name="T34">Amiens</text:span> <text:span text:style-name="T34">d</text:span><text:span text:style-name="T51">u</text:span><text:span text:style-name="T34"> 09/06/2022 </text:span><text:span text:style-name="T51">au 17/02/2023</text:span></text:p>
      <text:p text:style-name="P11"><text:span text:style-name="T28"></text:span><text:bookmark text:name="twitterCardTitle1"/><text:span text:style-name="T34">MS </text:span><text:span text:style-name="T23">D</text:span><text:span text:style-name="T22">éveloppement et </text:span><text:span text:style-name="T23">I</text:span><text:span text:style-name="T22">ntégration Web </text:span><text:span text:style-name="T27">au centre</text:span> AFPA d’<text:span text:style-name="T34">Amiens</text:span> <text:span text:style-name="T34">du 28/03/2022 au 20/05/2022</text:span></text:p>
      <text:p text:style-name="P14"><text:span text:style-name="T28"></text:span>Formation Ferronnier-Métallier au centre AFPA du Havre (76) – 2015</text:p>
      <text:p text:style-name="Standard"><text:span text:style-name="T28"></text:span>Formation <text:span text:style-name="T22">Développeur Informatique option industrielle et embarquée</text:span> au centre AFPA de Brest (29) – 2005</text:p>
      <text:p text:style-name="Standard"><text:span text:style-name="T28"></text:span>Baccalauréat Sciences Technologiques Industrielles option mécanique productique - 2001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4" text:outline-level="3">RENSEIGNEMENTS COMPLÉMENTAIRES</text:h>
          </table:table-cell>
        </table:table-row>
      </table:table>
      <text:p text:style-name="Standard"/>
      <text:p text:style-name="Standard">Opérateur sur chaîne de montage automobile de onze mois (2006) PSA Peugeot-Citroën, Poissy (78) </text:p>
      <text:p text:style-name="Standard">Saisonnier en restauration sur trois années (200<text:span text:style-name="T38">2</text:span>-2004) <text:s/>Groupe Tournier, Courchevel (73)</text:p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4" text:outline-level="3">CENTRES D’INTÉRÊT</text:h>
          </table:table-cell>
        </table:table-row>
      </table:table>
      <text:p text:style-name="Standard"/>
      <text:p text:style-name="Standard">Informatique : Programmation et déploiement sur Raspberry Pi, <text:span text:style-name="T48">projets personnels de domotique</text:span></text:p>
      <text:p text:style-name="Standard">Musique : Pratique de la guitare</text:p>
      <text:p text:style-name="P13">Métallurgie : Forge au sein d’un collectif de ferronniers diplômés – <text:span text:style-name="T44">Soudure MMA </text:span><text:span text:style-name="T51">et réparations diverses</text:span><text:span text:style-name="T44"> en milieu agrico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Répertoire" style:family="paragraph" style:parent-style-name="Standard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2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Police_20_par_20_défaut" style:display-name="Police par défaut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2cm" fo:margin-right="1.9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GAMEY Manuel</dc:title>
    <meta:initial-creator>manu</meta:initial-creator>
    <meta:creation-date>2007-07-12T17:44:00</meta:creation-date>
    <dc:date>2023-10-09T22:52:01.587622691</dc:date>
    <meta:print-date>2018-12-02T22:16:00</meta:print-date>
    <meta:editing-cycles>31</meta:editing-cycles>
    <meta:editing-duration>PT2H6M8S</meta:editing-duration>
    <meta:generator>LibreOffice/7.3.7.2$Linux_X86_64 LibreOffice_project/30$Build-2</meta:generator>
    <meta:document-statistic meta:table-count="7" meta:image-count="0" meta:object-count="0" meta:page-count="2" meta:paragraph-count="41" meta:word-count="556" meta:character-count="4049" meta:non-whitespace-character-count="3441"/>
  </office:meta>
</office:document-meta>
</file>